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ListingKey &lt;class 'str'&gt;</text:p>
      <text:p text:style-name="P2">1 ListingNumber &lt;class 'str'&gt;</text:p>
      <text:p text:style-name="P2">2 ListingCreationDate &lt;class 'str'&gt;</text:p>
      <text:p text:style-name="P2">3 CreditGrade &lt;class 'str'&gt;</text:p>
      <text:p text:style-name="P2">4 Term &lt;class 'str'&gt;</text:p>
      <text:p text:style-name="P2">5 LoanStatus &lt;class 'str'&gt;</text:p>
      <text:p text:style-name="P2">6 ClosedDate &lt;class 'str'&gt;</text:p>
      <text:p text:style-name="P2">7 BorrowerAPR &lt;class 'str'&gt;</text:p>
      <text:p text:style-name="P2">8 BorrowerRate &lt;class 'str'&gt;</text:p>
      <text:p text:style-name="P2">9 LenderYield &lt;class 'str'&gt;</text:p>
      <text:p text:style-name="P2">10 EstimatedEffectiveYield &lt;class 'str'&gt;</text:p>
      <text:p text:style-name="P2">11 EstimatedLoss &lt;class 'str'&gt;</text:p>
      <text:p text:style-name="P2">12 EstimatedReturn &lt;class 'str'&gt;</text:p>
      <text:p text:style-name="P2">13 ProsperRating (numeric) &lt;class 'str'&gt;</text:p>
      <text:p text:style-name="P2">14 ProsperRating (Alpha) &lt;class 'str'&gt;</text:p>
      <text:p text:style-name="P2">15 ProsperScore &lt;class 'str'&gt;</text:p>
      <text:p text:style-name="P2">16 ListingCategory (numeric) &lt;class 'str'&gt;</text:p>
      <text:p text:style-name="P2">17 BorrowerState &lt;class 'str'&gt;</text:p>
      <text:p text:style-name="P2">18 Occupation &lt;class 'str'&gt;</text:p>
      <text:p text:style-name="P2">19 EmploymentStatus &lt;class 'str'&gt;</text:p>
      <text:p text:style-name="P2">20 EmploymentStatusDuration &lt;class 'str'&gt;</text:p>
      <text:p text:style-name="P2">21 IsBorrowerHomeowner &lt;class 'str'&gt;</text:p>
      <text:p text:style-name="P2">22 CurrentlyInGroup &lt;class 'str'&gt;</text:p>
      <text:p text:style-name="P2">23 GroupKey &lt;class 'str'&gt;</text:p>
      <text:p text:style-name="P2">24 DateCreditPulled &lt;class 'str'&gt;</text:p>
      <text:p text:style-name="P2">25 CreditScoreRangeLower &lt;class 'str'&gt;</text:p>
      <text:p text:style-name="P2">26 CreditScoreRangeUpper &lt;class 'str'&gt;</text:p>
      <text:p text:style-name="P2">27 FirstRecordedCreditLine &lt;class 'str'&gt;</text:p>
      <text:p text:style-name="P2">28 CurrentCreditLines &lt;class 'str'&gt;</text:p>
      <text:p text:style-name="P2">29 OpenCreditLines &lt;class 'str'&gt;</text:p>
      <text:p text:style-name="P2">30 TotalCreditLinespast7years &lt;class 'str'&gt;</text:p>
      <text:p text:style-name="P2">31 OpenRevolvingAccounts &lt;class 'str'&gt;</text:p>
      <text:p text:style-name="P2">32 OpenRevolvingMonthlyPayment &lt;class 'str'&gt;</text:p>
      <text:p text:style-name="P2">33 InquiriesLast6Months &lt;class 'str'&gt;</text:p>
      <text:p text:style-name="P2">34 TotalInquiries &lt;class 'str'&gt;</text:p>
      <text:p text:style-name="P2">35 CurrentDelinquencies &lt;class 'str'&gt;</text:p>
      <text:p text:style-name="P2">36 AmountDelinquent &lt;class 'str'&gt;</text:p>
      <text:p text:style-name="P2">37 DelinquenciesLast7Years &lt;class 'str'&gt;</text:p>
      <text:p text:style-name="P2">38 PublicRecordsLast10Years &lt;class 'str'&gt;</text:p>
      <text:p text:style-name="P2">39 PublicRecordsLast12Months &lt;class 'str'&gt;</text:p>
      <text:p text:style-name="P2">40 RevolvingCreditBalance &lt;class 'str'&gt;</text:p>
      <text:p text:style-name="P2">41 BankcardUtilization &lt;class 'str'&gt;</text:p>
      <text:p text:style-name="P2">42 AvailableBankcardCredit &lt;class 'str'&gt;</text:p>
      <text:p text:style-name="P2">43 TotalTrades &lt;class 'str'&gt;</text:p>
      <text:p text:style-name="P2">44 TradesNeverDelinquent (percentage) &lt;class 'str'&gt;</text:p>
      <text:p text:style-name="P2">45 TradesOpenedLast6Months &lt;class 'str'&gt;</text:p>
      <text:p text:style-name="P2">46 DebtToIncomeRatio &lt;class 'str'&gt;</text:p>
      <text:p text:style-name="P2">47 IncomeRange &lt;class 'str'&gt;</text:p>
      <text:p text:style-name="P2">48 IncomeVerifiable &lt;class 'str'&gt;</text:p>
      <text:p text:style-name="P2">49 StatedMonthlyIncome &lt;class 'str'&gt;</text:p>
      <text:p text:style-name="P2">50 LoanKey &lt;class 'str'&gt;</text:p>
      <text:p text:style-name="P2">51 TotalProsperLoans &lt;class 'str'&gt;</text:p>
      <text:p text:style-name="P2">52 TotalProsperPaymentsBilled &lt;class 'str'&gt;</text:p>
      <text:p text:style-name="P2">53 OnTimeProsperPayments &lt;class 'str'&gt;</text:p>
      <text:p text:style-name="P2">54 ProsperPaymentsLessThanOneMonthLate &lt;class 'str'&gt;</text:p>
      <text:p text:style-name="P2"><text:soft-page-break/>55 ProsperPaymentsOneMonthPlusLate &lt;class 'str'&gt;</text:p>
      <text:p text:style-name="P2">56 ProsperPrincipalBorrowed &lt;class 'str'&gt;</text:p>
      <text:p text:style-name="P2">57 ProsperPrincipalOutstanding &lt;class 'str'&gt;</text:p>
      <text:p text:style-name="P2">58 ScorexChangeAtTimeOfListing &lt;class 'str'&gt;</text:p>
      <text:p text:style-name="P2">59 LoanCurrentDaysDelinquent &lt;class 'str'&gt;</text:p>
      <text:p text:style-name="P2">60 LoanFirstDefaultedCycleNumber &lt;class 'str'&gt;</text:p>
      <text:p text:style-name="P2">61 LoanMonthsSinceOrigination &lt;class 'str'&gt;</text:p>
      <text:p text:style-name="P2">62 LoanNumber &lt;class 'str'&gt;</text:p>
      <text:p text:style-name="P2">63 LoanOriginalAmount &lt;class 'str'&gt;</text:p>
      <text:p text:style-name="P2">64 LoanOriginationDate &lt;class 'str'&gt;</text:p>
      <text:p text:style-name="P2">65 LoanOriginationQuarter &lt;class 'str'&gt;</text:p>
      <text:p text:style-name="P2">66 MemberKey &lt;class 'str'&gt;</text:p>
      <text:p text:style-name="P2">67 MonthlyLoanPayment &lt;class 'str'&gt;</text:p>
      <text:p text:style-name="P2">68 LP_CustomerPayments &lt;class 'str'&gt;</text:p>
      <text:p text:style-name="P2">69 LP_CustomerPrincipalPayments &lt;class 'str'&gt;</text:p>
      <text:p text:style-name="P2">70 LP_InterestandFees &lt;class 'str'&gt;</text:p>
      <text:p text:style-name="P2">71 LP_ServiceFees &lt;class 'str'&gt;</text:p>
      <text:p text:style-name="P2">72 LP_CollectionFees &lt;class 'str'&gt;</text:p>
      <text:p text:style-name="P2">73 LP_GrossPrincipalLoss &lt;class 'str'&gt;</text:p>
      <text:p text:style-name="P2">74 LP_NetPrincipalLoss &lt;class 'str'&gt;</text:p>
      <text:p text:style-name="P2">75 LP_NonPrincipalRecoverypayments &lt;class 'str'&gt;</text:p>
      <text:p text:style-name="P2">76 PercentFunded &lt;class 'str'&gt;</text:p>
      <text:p text:style-name="P2">77 Recommendations &lt;class 'str'&gt;</text:p>
      <text:p text:style-name="P2">78 InvestmentFromFriendsCount &lt;class 'str'&gt;</text:p>
      <text:p text:style-name="P2">79 InvestmentFromFriendsAmount &lt;class 'str'&gt;</text:p>
      <text:p text:style-name="P2">80 Investors &lt;class 'str'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6:33:17.770000554</meta:creation-date>
    <dc:date>2020-02-15T17:04:23.046652826</dc:date>
    <meta:editing-duration>PT10M46S</meta:editing-duration>
    <meta:editing-cycles>1</meta:editing-cycles>
    <meta:document-statistic meta:table-count="0" meta:image-count="0" meta:object-count="0" meta:page-count="2" meta:paragraph-count="81" meta:word-count="328" meta:character-count="2889" meta:non-whitespace-character-count="2642"/>
    <meta:generator>LibreOffice/6.0.7.3$Linux_X86_64 LibreOffice_project/00m0$Build-3</meta:generator>
  </office:meta>
</office:document-meta>
</file>